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132846"/>
    </style:style>
    <style:style style:name="P2" style:family="paragraph" style:parent-style-name="Standard">
      <style:text-properties officeooo:rsid="00132846" officeooo:paragraph-rsid="00132846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32846" officeooo:paragraph-rsid="00132846" style:font-weight-asian="bold" style:font-weight-complex="bold"/>
    </style:style>
    <style:style style:name="P5" style:family="paragraph" style:parent-style-name="Standard">
      <style:text-properties officeooo:rsid="001446b0" officeooo:paragraph-rsid="001446b0"/>
    </style:style>
    <style:style style:name="P6" style:family="paragraph" style:parent-style-name="Standard">
      <style:text-properties officeooo:rsid="0014f05e" officeooo:paragraph-rsid="0014f05e"/>
    </style:style>
    <style:style style:name="P7" style:family="paragraph" style:parent-style-name="Standard">
      <style:text-properties officeooo:rsid="0016a4f4" officeooo:paragraph-rsid="001778c4"/>
    </style:style>
    <style:style style:name="P8" style:family="paragraph" style:parent-style-name="Standard">
      <style:text-properties officeooo:rsid="001a5ea0" officeooo:paragraph-rsid="001a5ea0"/>
    </style:style>
    <style:style style:name="T1" style:family="text">
      <style:text-properties officeooo:rsid="00126f21"/>
    </style:style>
    <style:style style:name="T2" style:family="text">
      <style:text-properties officeooo:rsid="001446b0"/>
    </style:style>
    <style:style style:name="T3" style:family="text">
      <style:text-properties officeooo:rsid="0014f05e"/>
    </style:style>
    <style:style style:name="T4" style:family="text">
      <style:text-properties officeooo:rsid="001778c4"/>
    </style:style>
    <style:style style:name="T5" style:family="text">
      <style:text-properties officeooo:rsid="0018f1e1"/>
    </style:style>
    <style:style style:name="T6" style:family="text">
      <style:text-properties officeooo:rsid="001bc3d8"/>
    </style:style>
    <style:style style:name="T7" style:family="text">
      <style:text-properties officeooo:rsid="001c7d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45"/><text:span text:style-name="T1">OOP Game Design</text:span></text:p>
      <text:p text:style-name="P4"/>
      <text:p text:style-name="Standard"/>
      <text:p text:style-name="Standard"><text:span text:style-name="T1">person: string main character’s name , monster’s name, shop owner’s name. </text:span></text:p>
      <text:p text:style-name="P1"><text:s text:c="4"/></text:p>
      <text:p text:style-name="P1"><text:span text:style-name="T1">main character’s ability property: <text:s/>attack, defence, glamour.</text:span></text:p>
      <text:p text:style-name="P1"><text:s/></text:p>
      <text:p text:style-name="P2">At the beginning of the game, system will let the player to create a main character to play this game.</text:p>
      <text:p text:style-name="P2">Player can design their own data for the top three property and the character’s name. Then start the game.</text:p>
      <text:p text:style-name="P2"/>
      <text:p text:style-name="P2">When the main character start the journal, he will meet so many kinds of monsters, the basic way for the battle <text:span text:style-name="T2">is:</text:span></text:p>
      <text:p text:style-name="P2"/>
      <text:p text:style-name="P5">1. if the <text:span text:style-name="T3">character’s attack value is greater than monster’s defence value, the character will win.</text:span></text:p>
      <text:p text:style-name="P5"/>
      <text:p text:style-name="P6">2. if t<text:span text:style-name="T2">he </text:span>character’s attack value is less than monster’s defence value, the system will throw a</text:p>
      <text:p text:style-name="P6">22-sided die. If the sum of the value of die and player’s attack value is greater than monster’s defence, the player will survive, or player will die and restart a new journal.</text:p>
      <text:p text:style-name="P6"/>
      <text:p text:style-name="P7">3. each monster will provide money. The harder the monster is , the more money player will get.</text:p>
      <text:p text:style-name="P7"/>
      <text:p text:style-name="P8">There are t<text:span text:style-name="T7">w</text:span>o library, one is for monster, other is shop owners. <text:span text:style-name="T6">These two class has some sub-class for the detail data.</text:span></text:p>
      <text:p text:style-name="P7"/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6:23:15.259275555</meta:creation-date>
    <dc:date>2019-10-10T17:33:47.694708547</dc:date>
    <meta:editing-duration>PT27M37S</meta:editing-duration>
    <meta:editing-cycles>8</meta:editing-cycles>
    <meta:generator>LibreOffice/5.3.6.1$Linux_X86_64 LibreOffice_project/30$Build-1</meta:generator>
    <meta:document-statistic meta:table-count="0" meta:image-count="0" meta:object-count="0" meta:page-count="1" meta:paragraph-count="13" meta:word-count="187" meta:character-count="1109" meta:non-whitespace-character-count="881"/>
  </office:meta>
</office:document-meta>
</file>